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6473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6473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6473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6473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6473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6473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6473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6473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6473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6473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6473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6473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6473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6473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6473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6473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6473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mily Mercedes Febres Faria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4/9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11140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irna Marina Farias Galici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81389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45.14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5" meta:non-whitespace-character-count="998"/>
    <meta:template xlink:type="simple" xlink:actuate="onRequest" xlink:title="Normal" xlink:href=""/>
  </office:meta>
</office:document-meta>
</file>